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3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style:paragraph-properties fo:text-align="center" style:writing-mode="lr-tb"/>
      <style:text-properties fo:font-size="18pt" fo:language="en" fo:country="G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10cm" svg:y1="4.3cm" svg:x2="11.706cm" svg:y2="4.301cm">
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</draw:line>
        <draw:line draw:style-name="gr1" draw:text-style-name="P2" draw:layer="layout" svg:x1="6.806cm" svg:y1="0.499cm" svg:x2="5.1cm" svg:y2="0.5cm">
          <text:p text:style-name="P1"><text:span text:style-name="T1"><text:s text:c="106"/></text:span></text:p>
        </draw:line>
        <draw:custom-shape draw:style-name="gr2" draw:text-style-name="P3" xml:id="id1" draw:id="id1" draw:layer="layout" svg:width="1.675cm" svg:height="0.551cm" svg:x="5.099cm" svg:y="0.8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675cm" svg:height="0.551cm" svg:x="9.899cm" svg:y="0.8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675cm" svg:height="0.551cm" svg:x="5.099cm" svg:y="4.7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1.675cm" svg:height="0.551cm" svg:x="9.999cm" svg:y="4.7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675cm" svg:height="0.551cm" draw:transform="rotate (1.5707963267949) translate (8.166cm 3.865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099cm" svg:y1="1.124cm" svg:x2="3.445cm" svg:y2="2.191cm" draw:start-shape="id1" draw:start-glue-point="3" draw:end-shape="id2" draw:end-glue-point="4" svg:d="M5099 1124h-1654v1067" svg:viewBox="0 0 1655 1068">
          <text:p/>
        </draw:connector>
        <draw:connector draw:style-name="gr3" draw:text-style-name="P3" draw:layer="layout" svg:x1="3.445cm" svg:y1="4.034cm" svg:x2="5.099cm" svg:y2="5.024cm" draw:start-shape="id2" draw:start-glue-point="8" draw:end-shape="id3" draw:end-glue-point="3" svg:d="M3445 4034v990h1654" svg:viewBox="0 0 1655 991">
          <text:p/>
        </draw:connector>
        <draw:connector draw:style-name="gr3" draw:text-style-name="P3" draw:layer="layout" draw:line-skew="0.239cm" svg:x1="12.96cm" svg:y1="7.854cm" svg:x2="8.433cm" svg:y2="8.391cm" draw:start-shape="id4" draw:start-glue-point="2" draw:end-shape="id5" draw:end-glue-point="6" svg:d="M12960 7854v1277h-4527v-740" svg:viewBox="0 0 4528 1278">
          <text:p/>
        </draw:connector>
        <draw:connector draw:style-name="gr3" draw:text-style-name="P3" draw:layer="layout" svg:x1="6.774cm" svg:y1="5.024cm" svg:x2="9.999cm" svg:y2="5.024cm" draw:start-shape="id3" draw:start-glue-point="1" draw:end-shape="id6" draw:end-glue-point="3" svg:d="M6774 5024h3225" svg:viewBox="0 0 3226 1">
          <text:p/>
        </draw:connector>
        <draw:connector draw:style-name="gr3" draw:text-style-name="P3" draw:layer="layout" svg:x1="8.441cm" svg:y1="3.865cm" svg:x2="9.999cm" svg:y2="5.024cm" draw:start-shape="id7" draw:start-glue-point="3" draw:end-shape="id6" draw:end-glue-point="3" svg:d="M8441 3865v1159h1558" svg:viewBox="0 0 1559 1160">
          <text:p/>
        </draw:connector>
        <draw:connector draw:style-name="gr3" draw:text-style-name="P3" draw:layer="layout" svg:x1="9.899cm" svg:y1="1.124cm" svg:x2="8.441cm" svg:y2="2.19cm" draw:start-shape="id8" draw:start-glue-point="3" draw:end-shape="id7" draw:end-glue-point="1" svg:d="M9899 1124h-1458v1066" svg:viewBox="0 0 1459 1067">
          <text:p/>
        </draw:connector>
        <draw:custom-shape draw:style-name="gr4" draw:text-style-name="P4" xml:id="id2" draw:id="id2" draw:layer="layout" svg:width="1.842cm" svg:height="1.843cm" svg:x="2.524cm" svg:y="2.191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041cm" svg:height="1.114cm" svg:x="13.459cm" svg:y="3.5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6" draw:text-style-name="P3" draw:layer="layout" svg:width="2.153cm" svg:height="2.573cm" svg:x="11.9cm" svg:y="1.7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layout" svg:x1="12.974cm" svg:y1="2.527cm" svg:x2="12.974cm" svg:y2="3.792cm">
            <text:p/>
          </draw:line>
        </draw:g>
        <draw:custom-shape draw:style-name="gr8" draw:text-style-name="P7" xml:id="id5" draw:id="id5" draw:layer="layout" svg:width="2.153cm" svg:height="2.573cm" svg:x="7.356cm" svg:y="5.818cm">
          <text:p text:style-name="P7"><text:span text:style-name="T3">+</text:span></text:p>
          <text:p text:style-name="P7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3.219cm" svg:height="1.114cm" svg:x="8.581cm" svg:y="7.749cm">
          <draw:text-box>
            <text:p><text:span text:style-name="T5">V</text:span><text:span text:style-name="T6">d</text:span><text:span text:style-name="T5"> = K</text:span><text:span text:style-name="T6">d</text:span><text:span text:style-name="T5"> I</text:span><text:span text:style-name="T6">d</text:span><text:span text:style-name="T3"> </text:span></text:p>
          </draw:text-box>
        </draw:frame>
        <draw:connector draw:style-name="gr3" draw:text-style-name="P1" draw:layer="layout" svg:x1="6.774cm" svg:y1="5.024cm" svg:x2="8.433cm" svg:y2="5.818cm" draw:start-shape="id3" draw:start-glue-point="1" draw:end-shape="id5" draw:end-glue-point="4" svg:d="M6774 5024h1659v794" svg:viewBox="0 0 1660 795">
          <text:p/>
        </draw:connector>
        <draw:connector draw:style-name="gr3" draw:text-style-name="P1" draw:layer="layout" svg:x1="6.774cm" svg:y1="1.124cm" svg:x2="8.441cm" svg:y2="2.19cm" draw:start-shape="id1" draw:start-glue-point="1" draw:end-shape="id7" draw:end-glue-point="1" svg:d="M6774 1124h1667v1066" svg:viewBox="0 0 1668 1067">
          <text:p/>
        </draw:connector>
        <draw:connector draw:style-name="gr3" draw:text-style-name="P1" draw:layer="layout" draw:line-skew="0.63cm" svg:x1="11.674cm" svg:y1="5.024cm" svg:x2="12.866cm" svg:y2="5.02cm" draw:start-shape="id6" draw:start-glue-point="1" draw:end-shape="id9" draw:end-glue-point="6" svg:d="M11674 5024h1226v-4h-34" svg:viewBox="0 0 1227 5">
          <text:p/>
        </draw:connector>
        <draw:connector draw:style-name="gr3" draw:text-style-name="P1" draw:layer="layout" svg:x1="11.574cm" svg:y1="1.124cm" svg:x2="12.976cm" svg:y2="1.78cm" draw:start-shape="id8" draw:start-glue-point="1" draw:end-shape="id10" draw:end-glue-point="0" svg:d="M11574 1124h1402v656" svg:viewBox="0 0 1403 657">
          <text:p/>
        </draw:connector>
        <draw:connector draw:style-name="gr3" draw:text-style-name="P1" draw:layer="layout" draw:line-skew="-0.067cm" svg:x1="12.976cm" svg:y1="4.353cm" svg:x2="12.96cm" svg:y2="6.127cm" draw:start-shape="id10" draw:start-glue-point="2" draw:end-shape="id4" draw:end-glue-point="0" svg:d="M12976 4353v796h-16v978" svg:viewBox="0 0 17 1775">
          <text:p/>
        </draw:connector>
        <draw:custom-shape draw:style-name="gr2" draw:text-style-name="P3" xml:id="id11" draw:id="id11" draw:layer="layout" svg:width="1.675cm" svg:height="0.551cm" svg:x="5.098cm" svg:y="8.8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1.675cm" svg:height="0.551cm" draw:transform="rotate (1.5707963267949) translate (3.165cm 7.865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773cm" svg:y1="9.124cm" svg:x2="8.433cm" svg:y2="8.391cm" draw:start-shape="id11" draw:start-glue-point="1" draw:end-shape="id5" draw:end-glue-point="6" svg:d="M6773 9124h1660v-733" svg:viewBox="0 0 1661 734">
          <text:p/>
        </draw:connector>
        <draw:connector draw:style-name="gr3" draw:text-style-name="P1" draw:layer="layout" svg:x1="3.44cm" svg:y1="6.19cm" svg:x2="5.099cm" svg:y2="5.024cm" draw:start-shape="id12" draw:start-glue-point="1" draw:end-shape="id3" draw:end-glue-point="3" svg:d="M3440 6190v-1166h1659" svg:viewBox="0 0 1660 1167">
          <text:p/>
        </draw:connector>
        <draw:connector draw:style-name="gr3" draw:text-style-name="P1" draw:layer="layout" svg:x1="3.44cm" svg:y1="7.865cm" svg:x2="5.098cm" svg:y2="9.124cm" draw:start-shape="id12" draw:start-glue-point="3" draw:end-shape="id11" draw:end-glue-point="3" svg:d="M3440 7865v1259h1658" svg:viewBox="0 0 1659 1260">
          <text:p/>
        </draw:connector>
        <draw:frame draw:style-name="gr10" draw:text-style-name="P5" draw:layer="layout" svg:width="0.866cm" svg:height="1.114cm" svg:x="13.9cm" svg:y="6.4cm">
          <draw:text-box>
            <text:p><text:span text:style-name="T3">I</text:span><text:span text:style-name="T4">c</text:span></text:p>
          </draw:text-box>
        </draw:frame>
        <draw:frame draw:style-name="gr11" draw:text-style-name="P8" draw:layer="layout" svg:width="1.162cm" svg:height="1.114cm" svg:x="5.466cm" svg:y="1.4cm">
          <draw:text-box>
            <text:p>R<text:span text:style-name="T7">1</text:span></text:p>
          </draw:text-box>
        </draw:frame>
        <draw:frame draw:style-name="gr11" draw:text-style-name="P8" draw:layer="layout" svg:width="1.162cm" svg:height="1.114cm" svg:x="13.353cm" svg:y="15.957cm">
          <draw:text-box>
            <text:p>R<text:span text:style-name="T7">7</text:span></text:p>
          </draw:text-box>
        </draw:frame>
        <draw:frame draw:style-name="gr11" draw:text-style-name="P8" draw:layer="layout" svg:width="1.162cm" svg:height="1.114cm" svg:x="10.313cm" svg:y="5.3cm">
          <draw:text-box>
            <text:p>R<text:span text:style-name="T7">5</text:span></text:p>
          </draw:text-box>
        </draw:frame>
        <draw:frame draw:style-name="gr12" draw:text-style-name="P8" draw:layer="layout" svg:width="1.162cm" svg:height="1.114cm" svg:x="5.396cm" svg:y="5.3cm">
          <draw:text-box>
            <text:p>R<text:span text:style-name="T7">4</text:span></text:p>
          </draw:text-box>
        </draw:frame>
        <draw:frame draw:style-name="gr11" draw:text-style-name="P8" draw:layer="layout" svg:width="1.162cm" svg:height="1.114cm" svg:x="9.038cm" svg:y="2.449cm">
          <draw:text-box>
            <text:p>R<text:span text:style-name="T7">3</text:span></text:p>
          </draw:text-box>
        </draw:frame>
        <draw:frame draw:style-name="gr11" draw:text-style-name="P8" draw:layer="layout" svg:width="1.162cm" svg:height="1.114cm" svg:x="10.219cm" svg:y="1.4cm">
          <draw:text-box>
            <text:p>R<text:span text:style-name="T7">2</text:span></text:p>
          </draw:text-box>
        </draw:frame>
        <draw:frame draw:style-name="gr11" draw:text-style-name="P8" draw:layer="layout" svg:width="1.162cm" svg:height="1.114cm" svg:x="2.003cm" svg:y="6.434cm">
          <draw:text-box>
            <text:p>R<text:span text:style-name="T7">6</text:span></text:p>
          </draw:text-box>
        </draw:frame>
        <draw:custom-shape draw:style-name="gr13" draw:text-style-name="P1" draw:layer="layout" svg:width="0.234cm" svg:height="0.258cm" svg:x="8.307cm" svg:y="4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9" draw:id="id9" draw:layer="layout" svg:width="0.234cm" svg:height="0.258cm" svg:x="12.866cm" svg:y="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34cm" svg:height="0.258cm" svg:x="8.308cm" svg:y="9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34cm" svg:height="0.258cm" svg:x="8.308cm" svg:y="1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3" draw:id="id13" draw:layer="layout" svg:width="0.234cm" svg:height="0.258cm" svg:x="3.308cm" svg:y="4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28cm" svg:height="2.536cm" svg:x="7.133cm" svg:y="1.813cm">
          <draw:text-box>
            <text:p>+</text:p>
            <text:p>V<text:span text:style-name="T7">b</text:span></text:p>
            <text:p>-</text:p>
          </draw:text-box>
        </draw:frame>
        <draw:frame draw:style-name="gr15" draw:text-style-name="P9" draw:layer="layout" svg:width="1.4cm" svg:height="1.825cm" svg:x="4.1cm" svg:y="6.475cm">
          <draw:text-box>
            <text:p><text:span text:style-name="T5">- I</text:span><text:span text:style-name="T6">d</text:span></text:p>
          </draw:text-box>
        </draw:frame>
        <draw:g xml:id="id4" draw:id="id4">
          <draw:line draw:style-name="gr16" draw:text-style-name="P10" draw:layer="layout" svg:x1="12.961cm" svg:y1="6.127cm" svg:x2="12.961cm" svg:y2="6.701cm">
            <text:p/>
          </draw:line>
          <draw:line draw:style-name="gr16" draw:text-style-name="P10" draw:layer="layout" svg:x1="12.2cm" svg:y1="6.706cm" svg:x2="13.72cm" svg:y2="6.706cm">
            <text:p/>
          </draw:line>
          <draw:line draw:style-name="gr16" draw:text-style-name="P10" draw:layer="layout" svg:x1="12.201cm" svg:y1="7.283cm" svg:x2="13.721cm" svg:y2="7.283cm">
            <text:p/>
          </draw:line>
          <draw:line draw:style-name="gr16" draw:text-style-name="P10" draw:layer="layout" svg:x1="12.961cm" svg:y1="7.28cm" svg:x2="12.961cm" svg:y2="7.854cm">
            <text:p/>
          </draw:line>
        </draw:g>
        <draw:frame draw:style-name="gr11" draw:text-style-name="P8" draw:layer="layout" svg:width="1.162cm" svg:height="1.114cm" svg:x="11.338cm" svg:y="6.535cm">
          <draw:text-box>
            <text:p>C</text:p>
          </draw:text-box>
        </draw:frame>
        <draw:frame draw:style-name="gr17" draw:text-style-name="P1" draw:layer="layout" svg:width="1.545cm" svg:height="0.802cm" svg:x="4.255cm" svg:y="2.6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10" draw:layer="layout" svg:x1="2.649cm" svg:y1="5.711cm" svg:x2="1.424cm" svg:y2="5.722cm">
            <text:p/>
          </draw:line>
          <draw:line draw:style-name="gr18" draw:text-style-name="P10" draw:layer="layout" svg:x1="2.65cm" svg:y1="5.705cm" svg:x2="1.425cm" svg:y2="5.716cm">
            <text:p/>
          </draw:line>
          <draw:line draw:style-name="gr18" draw:text-style-name="P10" draw:layer="layout" svg:x1="1.759cm" svg:y1="5.957cm" svg:x2="2.368cm" svg:y2="5.957cm">
            <text:p/>
          </draw:line>
          <draw:line draw:style-name="gr18" draw:text-style-name="P10" draw:layer="layout" svg:x1="1.923cm" svg:y1="6.168cm" svg:x2="2.216cm" svg:y2="6.168cm">
            <text:p/>
          </draw:line>
          <draw:line draw:style-name="gr18" draw:text-style-name="P10" draw:layer="layout" svg:x1="2.053cm" svg:y1="5.696cm" svg:x2="2.058cm" svg:y2="5.152cm">
            <text:p/>
          </draw:line>
        </draw:g>
        <draw:connector draw:style-name="gr19" draw:text-style-name="P1" draw:layer="layout" svg:x1="3.308cm" svg:y1="5.054cm" svg:x2="2.037cm" svg:y2="5.152cm" draw:start-shape="id13" draw:start-glue-point="6" draw:end-shape="id14" draw:end-glue-point="0" svg:d="M3308 5054h-1271v98" svg:viewBox="0 0 1272 99">
          <text:p/>
        </draw:connector>
        <draw:frame draw:style-name="gr20" draw:text-style-name="P8" draw:layer="layout" svg:width="0.853cm" svg:height="0.962cm" svg:x="8.347cm" svg:y="4.249cm">
          <draw:text-box>
            <text:p>5</text:p>
          </draw:text-box>
        </draw:frame>
        <draw:custom-shape draw:style-name="gr13" draw:text-style-name="P1" draw:layer="layout" svg:width="0.234cm" svg:height="0.258cm" svg:x="3.3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0.853cm" svg:height="0.962cm" svg:x="2.6cm" svg:y="9cm">
          <draw:text-box>
            <text:p>7</text:p>
          </draw:text-box>
        </draw:frame>
        <draw:frame draw:style-name="gr20" draw:text-style-name="P8" draw:layer="layout" svg:width="0.853cm" svg:height="0.962cm" svg:x="8cm" svg:y="9.138cm">
          <draw:text-box>
            <text:p>8</text:p>
          </draw:text-box>
        </draw:frame>
        <draw:frame draw:style-name="gr21" draw:text-style-name="P8" draw:layer="layout" svg:width="0.9cm" svg:height="0.962cm" svg:x="13cm" svg:y="4.587cm">
          <draw:text-box>
            <text:p>6</text:p>
          </draw:text-box>
        </draw:frame>
        <draw:line draw:style-name="gr1" draw:text-style-name="P2" draw:layer="layout" svg:x1="11.6cm" svg:y1="0.499cm" svg:x2="9.894cm" svg:y2="0.5cm">
          <text:p text:style-name="P1"><text:span text:style-name="T1"><text:s text:c="106"/></text:span></text:p>
        </draw:line>
        <draw:line draw:style-name="gr22" draw:text-style-name="P10" draw:layer="layout" svg:x1="2.3cm" svg:y1="2.3cm" svg:x2="2.3cm" svg:y2="3.887cm">
          <text:p/>
        </draw:line>
        <draw:line draw:style-name="gr1" draw:text-style-name="P2" draw:layer="layout" svg:x1="5.194cm" svg:y1="4.299cm" svg:x2="6.9cm" svg:y2="4.3cm">
          <text:p text:style-name="P1"><text:span text:style-name="T1"><text:s text:c="106"/></text:span></text:p>
        </draw:line>
        <draw:line draw:style-name="gr22" draw:text-style-name="P10" draw:layer="layout" svg:x1="4.133cm" svg:y1="7.788cm" svg:x2="4.133cm" svg:y2="6.201cm">
          <text:p/>
        </draw:line>
        <draw:line draw:style-name="gr22" draw:text-style-name="P10" draw:layer="layout" svg:x1="9.1cm" svg:y1="2.249cm" svg:x2="9.1cm" svg:y2="3.836cm">
          <text:p/>
        </draw:line>
        <draw:custom-shape draw:style-name="gr13" draw:text-style-name="P1" draw:layer="layout" svg:width="0.234cm" svg:height="0.258cm" svg:x="3.3cm" svg:y="0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0.853cm" svg:height="0.962cm" svg:x="8cm" svg:y="0cm">
          <draw:text-box>
            <text:p>2</text:p>
          </draw:text-box>
        </draw:frame>
        <draw:frame draw:style-name="gr20" draw:text-style-name="P8" draw:layer="layout" svg:width="0.853cm" svg:height="0.962cm" svg:x="2.647cm" svg:y="0.487cm">
          <draw:text-box>
            <text:p>1</text:p>
          </draw:text-box>
        </draw:frame>
        <draw:frame draw:style-name="gr20" draw:text-style-name="P8" draw:layer="layout" svg:width="0.853cm" svg:height="0.962cm" svg:x="12.947cm" svg:y="0.487cm">
          <draw:text-box>
            <text:p>3</text:p>
          </draw:text-box>
        </draw:frame>
        <draw:frame draw:style-name="gr20" draw:text-style-name="P8" draw:layer="layout" svg:width="0.853cm" svg:height="0.962cm" svg:x="2.6cm" svg:y="4.149cm">
          <draw:text-box>
            <text:p>4</text:p>
          </draw:text-box>
        </draw:frame>
        <draw:frame draw:style-name="gr11" draw:text-style-name="P8" draw:layer="layout" svg:width="1.162cm" svg:height="1.114cm" svg:x="5.438cm" svg:y="9.3cm">
          <draw:text-box>
            <text:p>R<text:span text:style-name="T7">7</text:span></text:p>
          </draw:text-box>
        </draw:frame>
        <draw:line draw:style-name="gr1" draw:text-style-name="P2" draw:layer="layout" svg:x1="6.8cm" svg:y1="8.5cm" svg:x2="5.094cm" svg:y2="8.501cm">
          <text:p text:style-name="P1"><text:span text:style-name="T1"><text:s text:c="106"/></text:span></text:p>
        </draw:line>
        <draw:line draw:style-name="gr22" draw:text-style-name="P10" draw:layer="layout" svg:x1="13.953cm" svg:y1="6.362cm" svg:x2="13.953cm" svg:y2="7.949cm">
          <text:p/>
        </draw:line>
        <draw:line draw:style-name="gr22" draw:text-style-name="P10" draw:layer="layout" svg:x1="7.1cm" svg:y1="6.4cm" svg:x2="7.1cm" svg:y2="7.987cm">
          <text:p/>
        </draw:line>
        <draw:custom-shape draw:style-name="gr13" draw:text-style-name="P1" draw:layer="layout" svg:width="0.234cm" svg:height="0.258cm" svg:x="12.866cm" svg:y="1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cm" fo:page-height="1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1T19:56:35.229049981</dc:date>
    <meta:editing-duration>PT1H2M8S</meta:editing-duration>
    <meta:editing-cycles>13</meta:editing-cycles>
    <meta:generator>LibreOffice/6.4.6.2$Linux_X86_64 LibreOffice_project/40$Build-2</meta:generator>
    <meta:document-statistic meta:object-count="79"/>
  </office:meta>
</office:document-meta>
</file>

<file path=Object 1/content.xml><?xml version="1.0" encoding="utf-8"?>
<math xmlns="http://www.w3.org/1998/Math/MathML" display="block">
  <semantics>
    <mrow>
      <msub>
        <mi>v</mi>
        <mi>s</mi>
      </msub>
      <mrow>
        <mo fence="true" stretchy="false">(</mo>
        <mrow>
          <mi>t</mi>
        </mrow>
        <mo fence="true" stretchy="false">)</mo>
      </mrow>
    </mrow>
    <annotation encoding="StarMath 5.0">v_s(t)</annotation>
  </semantics>
</math>
</file>